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10580000909C0000166F515F01A7.svg" manifest:media-type=""/>
  <manifest:file-entry manifest:full-path="Pictures/100002010000070400000116DC168A0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364cm"/>
    </style:style>
    <style:style style:name="P1" style:family="paragraph">
      <style:text-properties fo:font-size="28.1000003814697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 presentation:user-transformed="true">
          <draw:text-box>
            <text:p>Linux Getting Started</text:p>
          </draw:text-box>
        </draw:frame>
        <draw:frame presentation:style-name="pr2" draw:layer="layout" svg:width="24.639cm" svg:height="12.179cm" svg:x="1.4cm" svg:y="4.913cm" presentation:class="subtitle">
          <draw:text-box>
            <text:p>Methodologies and Practices</text:p>
            <text:p/>
            <text:p><text:s text:c="31"/>@hustcalm 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Outline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What is Linux</text:p>
              </text:list-item>
              <text:list-item>
                <text:p>How to play with Linux</text:p>
              </text:list-item>
              <text:list-item>
                <text:p>What's inside the Books</text:p>
              </text:list-item>
              <text:list-item>
                <text:p>Methodologies</text:p>
              </text:list-item>
              <text:list-item>
                <text:p>Practice and Practice</text:p>
              </text:list-item>
              <text:list-item>
                <text:p>Shell and Makefile</text:p>
              </text:list-item>
              <text:list-item>
                <text:p>Revisited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What is Linux</text:p>
          </draw:text-box>
        </draw:frame>
        <draw:frame presentation:style-name="pr5" draw:layer="layout" svg:width="24.639cm" svg:height="15.407cm" svg:x="1.4cm" svg:y="4.913cm" presentation:class="outline" presentation:user-transformed="true">
          <draw:text-box>
            <text:list text:style-name="L2">
              <text:list-item>
                <text:p>Actually just an <text:span text:style-name="T1">OS Kernel</text:span></text:p>
              </text:list-item>
              <text:list-item>
                <text:p>Always refered as <text:span text:style-name="T1">GNU/Linux</text:span><text:span text:style-name="T2">(See </text:span><text:span text:style-name="T2"><text:a xlink:href="https://www.gnu.org/gnu/linux-and-gnu.html" xlink:type="simple">https://www.gnu.org/gnu/linux-and-gnu.html</text:a></text:span><text:span text:style-name="T2">‎)</text:span></text:p>
              </text:list-item>
              <text:list-item>
                <text:p>Open Source Unix? (Not accurate, cause Unix is a brand now and has its own specification called <text:span text:style-name="T1">Single Unix Specification</text:span>, see more <text:span text:style-name="T1">reference/LSB </text:span><text:span text:style-name="T1">简介</text:span><text:span text:style-name="T1">.pdf</text:span>)</text:p>
              </text:list-item>
              <text:list-item>
                <text:p>An OS who has boosted the <text:span text:style-name="T1">Server Macket(LAMP for example)</text:span></text:p>
              </text:list-item>
              <text:list-item>
                <text:p><text:span text:style-name="T2">Has lots of distros(See </text:span><text:span text:style-name="T2"><text:a xlink:href="http://www.distrowatch.com/" xlink:type="simple">http://www.distrowatch.com</text:a></text:span><text:span text:style-name="T2">)</text:span></text:p>
              </text:list-item>
              <text:list-item>
                <text:p><text:span text:style-name="T2">For Linux Detailed Intro, see:</text:span></text:p>
                <text:p><text:span text:style-name="T1">reference/linux/linux</text:span><text:span text:style-name="T1">趣话</text:span><text:span text:style-name="T1">.pdf 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How to play with Linux</text:p>
          </draw:text-box>
        </draw:frame>
        <draw:frame presentation:style-name="pr5" draw:layer="layout" svg:width="24.639cm" svg:height="15.915cm" svg:x="1.4cm" svg:y="4.913cm" presentation:class="outline" presentation:user-transformed="true">
          <draw:text-box>
            <text:list text:style-name="L2">
              <text:list-item>
                <text:p><text:span text:style-name="T1">Install</text:span> one distro(Debian, Centos, SUSE, Ubuntu, Mint, Arch, Gentoo, etc)</text:p>
              </text:list-item>
              <text:list-item>
                <text:p>Get familiar with the <text:span text:style-name="T1">terminal</text:span>, the <text:span text:style-name="T1">shell</text:span> and the <text:span text:style-name="T1">desktop</text:span> Environment(KDE, GNOME, etc)</text:p>
              </text:list-item>
              <text:list-item>
                <text:p>Use Linux for your <text:span text:style-name="T1">daily job</text:span> and as your <text:span text:style-name="T1">development platform</text:span></text:p>
              </text:list-item>
              <text:list-item>
                <text:p>Write your own <text:span text:style-name="T1">Linux applications</text:span> and share it to others freely</text:p>
              </text:list-item>
              <text:list-item>
                <text:p>Look into the <text:span text:style-name="T1">kernel</text:span> and do something really cool:-)</text:p>
              </text:list-item>
              <text:list-item>
                <text:p>`<text:span text:style-name="T1">man</text:span>` will be your best friend ever!</text:p>
              </text:list-item>
              <text:list-item>
                <text:p>See another slide for warming up:</text:p>
                <text:p><text:span text:style-name="T1">reference/linux/linuxgettingstarted-slideshare.pdf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763cm" svg:height="3.753cm" svg:x="1.4cm" svg:y="0.713cm" presentation:class="title" presentation:user-transformed="true">
          <draw:text-box>
            <text:p>What's inside the Books - Beginner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Linux Pocket Guide(2nd Edition)</text:p>
              </text:list-item>
              <text:list-item>
                <text:p>Linux in a Nutshell(6<text:span text:style-name="T3">th</text:span> Edition)</text:p>
              </text:list-item>
              <text:list-item>
                <text:p>Running Linux(5<text:span text:style-name="T3">th</text:span> Edition)</text:p>
              </text:list-item>
              <text:list-item>
                <text:p>The Linux Command Line(aka TLCL)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763cm" svg:height="3.753cm" svg:x="1.4cm" svg:y="0.713cm" presentation:class="title" presentation:user-transformed="true">
          <draw:text-box>
            <text:p>What's inside the Books - Developer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Advanced Linux Programming</text:p>
              </text:list-item>
              <text:list-item>
                <text:p>The Art of UNIX Programming</text:p>
              </text:list-item>
              <text:list-item>
                <text:p>Advanced Programming in the Unix Environment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763cm" svg:height="3.753cm" svg:x="1.4cm" svg:y="0.713cm" presentation:class="title" presentation:user-transformed="true">
          <draw:text-box>
            <text:p>What's inside the Books - Next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LFS (Linux From Scratch)</text:p>
              </text:list-item>
              <text:list-item>
                <text:p>Linux Device Drivers</text:p>
              </text:list-item>
              <text:list-item>
                <text:p>Understanding the Linux Kernel</text:p>
              </text:list-item>
              <text:list-item>
                <text:p>Professional Linux Kernel Architecture</text:p>
              </text:list-item>
              <text:list-item>
                <text:p>Linux Kernel Development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ethodologies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<text:span text:style-name="T1">Use</text:span> it before getting to know it</text:p>
              </text:list-item>
              <text:list-item>
                <text:p>Get a <text:span text:style-name="T1">quick overview</text:span> of your Linux Distro</text:p>
              </text:list-item>
              <text:list-item>
                <text:p><text:span text:style-name="T1">Solve problems</text:span> using Linux</text:p>
              </text:list-item>
              <text:list-item>
                <text:p>Look inside <text:span text:style-name="T1">what is really happening</text:span></text:p>
              </text:list-item>
              <text:list-item>
                <text:p>Figure out <text:span text:style-name="T1">How it works</text:span></text:p>
              </text:list-item>
              <text:list-item>
                <text:p><text:span text:style-name="T1">Help others</text:span> to get started just as you did!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4" draw:layer="layout" svg:width="19.763cm" svg:height="3.505cm" svg:x="1.4cm" svg:y="0.837cm" presentation:class="title">
          <draw:text-box>
            <text:p>Middle Break</text:p>
          </draw:text-box>
        </draw:frame>
        <draw:frame presentation:style-name="pr2" draw:text-style-name="P2" draw:layer="layout" svg:width="24.639cm" svg:height="12.179cm" svg:x="1.4cm" svg:y="4.913cm" presentation:class="subtitle">
          <draw:text-box>
            <text:p text:style-name="P2"><text:span text:style-name="T4">Questions???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Practice and Practice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Why? <text:span text:style-name="T1">Practice</text:span> makes perfect things and a good Linux user.</text:p>
              </text:list-item>
              <text:list-item>
                <text:p>Practice what? Basic Linux <text:span text:style-name="T1">Commands</text:span>, using the powerful <text:span text:style-name="T1">utilities</text:span>(find, grep, diff, sed, awk, make, etc), Boost your terminal and <text:span text:style-name="T1">shell</text:span>, try to develop an <text:span text:style-name="T1">application</text:span>, make your best to get a better <text:span text:style-name="T1">kernel</text:span> or write a good <text:span text:style-name="T1">driver</text:span> if you can...</text:p>
              </text:list-item>
              <text:list-item>
                <text:p>How to? <text:span text:style-name="T1">Never</text:span> leave your eyes off your screen and your fingers off your keyboard:-)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Shell</text:p>
          </draw:text-box>
        </draw:frame>
        <draw:frame presentation:style-name="pr5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Interface Between Users and OS(Kernel)</text:p>
              </text:list-item>
              <text:list-item>
                <text:p>An Interpreter which is actually a normal application</text:p>
              </text:list-item>
              <text:list-item>
                <text:p>A powerful script language</text:p>
              </text:list-item>
              <text:list-item>
                <text:p>Many choices(Bash, Csh, Ksh, Zsh, etc)</text:p>
              </text:list-item>
              <text:list-item>
                <text:p>See: </text:p>
              </text:list-item>
            </text:list>
            <text:list text:style-name="L3">
              <text:list-header>
                <text:p><text:span text:style-name="T1">reference/shell/bash-columbia_university.ppt</text:span></text:p>
                <text:p><text:span text:style-name="T1">reference/shell/bash-pgming.ppt</text:span></text:p>
                <text:p><text:span text:style-name="T1">reference/shell/Bash Shell</text:span><text:span text:style-name="T1">编程</text:span><text:span text:style-name="T1">.pdf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akefile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Makefile is just a shell script that will be interpreted by <text:span text:style-name="T1">make</text:span></text:p>
              </text:list-item>
              <text:list-item>
                <text:p><text:span text:style-name="T1">Make </text:span><text:span text:style-name="T2">is a tool aiming to automatically build and manage your projects</text:span></text:p>
              </text:list-item>
              <text:list-item>
                <text:p><text:span text:style-name="T2">Lab Time: </text:span><text:span text:style-name="T1">Makefiles by example</text:span></text:p>
              </text:list-item>
              <text:list-item>
                <text:p><text:span text:style-name="T2">Beyond make: </text:span><text:span text:style-name="T1">Autotools</text:span><text:span text:style-name="T2">(autoconf, automake)</text:span></text:p>
              </text:list-item>
              <text:list-item>
                <text:p><text:span text:style-name="T2">See:</text:span></text:p>
                <text:p><text:span text:style-name="T1">reference/makefile/</text:span><text:span text:style-name="T1">跟我一起写</text:span><text:span text:style-name="T1">Makefile.pdf</text:span></text:p>
                <text:p><text:span text:style-name="T1">reference/autotools/Autotools_ a practitioner's guide to Autoconf, Automake and Libtool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evisited</text:p>
          </draw:text-box>
        </draw:frame>
        <draw:frame presentation:style-name="pr5" draw:layer="layout" svg:width="24.639cm" svg:height="12.179cm" svg:x="1.4cm" svg:y="4.913cm" presentation:class="outline">
          <draw:text-box>
            <text:list text:style-name="L2">
              <text:list-item>
                <text:p>Linux overview(History, commands and books)</text:p>
              </text:list-item>
              <text:list-item>
                <text:p>Shell Scripting(Use Bash specifically)</text:p>
              </text:list-item>
              <text:list-item>
                <text:p>Makefiles howto and Autotools getting started</text:p>
              </text:list-item>
              <text:list-item>
                <text:p>Linux is just there, go get it if you like!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draw:frame presentation:style-name="pr4" draw:layer="layout" svg:width="19.763cm" svg:height="3.505cm" svg:x="1.4cm" svg:y="0.837cm" presentation:class="title">
          <draw:text-box>
            <text:p>The End</text:p>
          </draw:text-box>
        </draw:frame>
        <draw:frame presentation:style-name="pr2" draw:text-style-name="P2" draw:layer="layout" svg:width="24.639cm" svg:height="12.179cm" svg:x="1.4cm" svg:y="4.913cm" presentation:class="subtitle">
          <draw:text-box>
            <text:p text:style-name="P2"><text:span text:style-name="T4">Thank You!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DC168A0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hang Li</meta:initial-creator>
    <meta:creation-date>2014-01-03T09:29:05</meta:creation-date>
    <dc:date>2014-01-05T00:59:30</dc:date>
    <dc:creator>Lihang Li</dc:creator>
    <meta:editing-duration>PT7H40M24S</meta:editing-duration>
    <meta:editing-cycles>110</meta:editing-cycles>
    <meta:generator>LibreOffice/4.0.2.2$Linux_x86 LibreOffice_project/400m0$Build-2</meta:generator>
    <meta:document-statistic meta:object-count="89"/>
  </office:meta>
</office:document-meta>
</file>